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rmala UI1" svg:font-family="'Nirmala UI'"/>
    <style:font-face style:name="Ubuntu Mono derivative Powerline" svg:font-family="'Ubuntu Mono derivative Powerlin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Ubuntu Mono derivative Powerline" fo:font-size="10pt" officeooo:rsid="00086cea" officeooo:paragraph-rsid="00086cea" style:font-size-asian="10pt" style:font-size-complex="10pt"/>
    </style:style>
    <style:style style:name="P2" style:family="paragraph" style:parent-style-name="Standard">
      <style:text-properties style:font-name="Ubuntu Mono derivative Powerline" fo:font-size="10pt" officeooo:rsid="000a2ab0" officeooo:paragraph-rsid="000a2ab0" style:font-size-asian="10pt" style:font-size-complex="10pt"/>
    </style:style>
    <style:style style:name="P3" style:family="paragraph" style:parent-style-name="Standard">
      <style:text-properties style:font-name="Ubuntu Mono derivative Powerline" fo:font-size="10pt" fo:font-weight="bold" officeooo:rsid="00086cea" officeooo:paragraph-rsid="00086cea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istan Rice (25886145, q7w9a)</text:p>
      <text:p text:style-name="P2">CS314 - H3</text:p>
      <text:p text:style-name="P2">2016-03-08</text:p>
      <text:p text:style-name="P2"/>
      <text:p text:style-name="P2">This assignment was done in R. Original file: https://fn.lc/s/h3.R</text:p>
      <text:p text:style-name="P2"/>
      <text:p text:style-name="P1">&gt; B = c(2, 3, 0)</text:p>
      <text:p text:style-name="P1">&gt; C = c(8, 12, 0)</text:p>
      <text:p text:style-name="P1">&gt; D = c(6, 9, 0) # not a vertex</text:p>
      <text:p text:style-name="P1">&gt; Na = c(-0.5, -0.3, 0)</text:p>
      <text:p text:style-name="P1">&gt; Nc = c(0.9, 0.5, 0)</text:p>
      <text:p text:style-name="P1">&gt; Nf = c(-1, -1, 0)</text:p>
      <text:p text:style-name="P1">&gt; Ng = c(1, -1, 0)</text:p>
      <text:p text:style-name="P1">&gt; #eye point</text:p>
      <text:p text:style-name="P1">&gt; E = c(1,-2,0)</text:p>
      <text:p text:style-name="P1">&gt; #light position­</text:p>
      <text:p text:style-name="P1">&gt; L = c(-1,0,0)</text:p>
      <text:p text:style-name="P1">&gt; #ambient light color</text:p>
      <text:p text:style-name="P1">&gt; Ia = c(0.5, 0.1, 0.5)</text:p>
      <text:p text:style-name="P1">&gt; #light color</text:p>
      <text:p text:style-name="P1">&gt; Il = c(0.9, 1, 1)</text:p>
      <text:p text:style-name="P1">&gt; #diffuse material color</text:p>
      <text:p text:style-name="P1">&gt; kd = c(.3, .8, .2)</text:p>
      <text:p text:style-name="P1">&gt; #ambient material color</text:p>
      <text:p text:style-name="P1">&gt; ka = c(.5, .2, .5)</text:p>
      <text:p text:style-name="P1">&gt; #specular material color</text:p>
      <text:p text:style-name="P1">&gt; ks = c(0.5, 1, 1)</text:p>
      <text:p text:style-name="P1">&gt; #shininess exponent</text:p>
      <text:p text:style-name="P1">&gt; kse = 10</text:p>
      <text:p text:style-name="P1">&gt; </text:p>
      <text:p text:style-name="P1">&gt; normalize = function(a) a/sqrt(sum(a^2))</text:p>
      <text:p text:style-name="P1">&gt; dotprod = function(a,b) sum(a*b)</text:p>
      <text:p text:style-name="P1">&gt; </text:p>
      <text:p text:style-name="P1">&gt; # clip replaces all negative components with 0 and all components &gt; 1 with 1.</text:p>
      <text:p text:style-name="P1">&gt; clip = function(a) pmin(pmax(a, c(0,0,0)), c(1,1,1))</text:p>
      <text:p text:style-name="P1">&gt; </text:p>
      <text:p text:style-name="P3">&gt; # problem 1</text:p>
      <text:p text:style-name="P1">&gt; Nb = normalize((Nf+Ng)/2)</text:p>
      <text:p text:style-name="P1">&gt; Nb</text:p>
      <text:p text:style-name="P1">[1] <text:s/>0 -1 <text:s/>0</text:p>
      <text:p text:style-name="P1">&gt; </text:p>
      <text:p text:style-name="P3">&gt; # problem 2</text:p>
      <text:p text:style-name="P1">&gt; Iambient = Ia*ka</text:p>
      <text:p text:style-name="P1">&gt; </text:p>
      <text:p text:style-name="P1">&gt; lb = normalize(L-B)</text:p>
      <text:p text:style-name="P1">&gt; Idiffuse_b = kd*Il*dotprod(Nb, lb)</text:p>
      <text:p text:style-name="P1">&gt; Idiffuse_b</text:p>
      <text:p text:style-name="P1">[1] 0.1909188 0.5656854 0.1414214</text:p>
      <text:p text:style-name="P1">&gt; </text:p>
      <text:p text:style-name="P1">&gt; vb = normalize(E-B)</text:p>
      <text:p text:style-name="P1">&gt; rb = 2*Nb*dotprod(Nb, lb)-lb</text:p>
      <text:p text:style-name="P1">&gt; Ispecular_b = ks*Il*dotprod(vb, normalize(rb))^kse</text:p>
      <text:p text:style-name="P1">&gt; Ispecular_b</text:p>
      <text:p text:style-name="P1">[1] 0.001241068 0.002757930 0.002757930</text:p>
      <text:p text:style-name="P1">&gt; </text:p>
      <text:p text:style-name="P1">&gt; Itotal_b = clip(Iambient) + clip(Idiffuse_b) + clip(Ispecular_b)</text:p>
      <text:p text:style-name="P1">&gt; Itotal_b</text:p>
      <text:p text:style-name="P1">[1] 0.4421599 0.5884434 0.3941793</text:p>
      <text:p text:style-name="P1">&gt; </text:p>
      <text:p text:style-name="P1">&gt; lc = normalize(L-C)</text:p>
      <text:p text:style-name="P1">&gt; Idiffuse_c = kd*Il*dotprod(normalize(Nc), lc)</text:p>
      <text:p text:style-name="P1">&gt; Idiffuse_c</text:p>
      <text:p text:style-name="P1">[1] -0.2465124 -0.7304070 -0.1826017</text:p>
      <text:p text:style-name="P1">&gt; </text:p>
      <text:p text:style-name="P1">&gt; vc = normalize(E-C)</text:p>
      <text:p text:style-name="P1">&gt; rc = 2*normalize(Nc)*dotprod(normalize(Nc), lc)-lc</text:p>
      <text:p text:style-name="P1">&gt; rc</text:p>
      <text:p text:style-name="P1"><text:soft-page-break/>[1] -0.99622642 -0.08679245 <text:s/>0.00000000</text:p>
      <text:p text:style-name="P1">&gt; Ispecular_c = ks*Il*dotprod(vc, normalize(rc))^kse</text:p>
      <text:p text:style-name="P1">&gt; Ispecular_c</text:p>
      <text:p text:style-name="P1">[1] 0.0006910679 0.0015357063 0.0015357063</text:p>
      <text:p text:style-name="P1">&gt; </text:p>
      <text:p text:style-name="P1">&gt; Itotal_c = clip(Iambient) + clip(Idiffuse_c) + clip(Ispecular_c)</text:p>
      <text:p text:style-name="P1">&gt; Itotal_c</text:p>
      <text:p text:style-name="P1">[1] 0.25069107 0.02153571 0.25153571</text:p>
      <text:p text:style-name="P1">&gt; </text:p>
      <text:p text:style-name="P1">&gt; # Since we're using the flat shading model, D is the same as C</text:p>
      <text:p text:style-name="P1">&gt; Idiffuse_d = Idiffuse_c</text:p>
      <text:p text:style-name="P1">&gt; Idiffuse_d</text:p>
      <text:p text:style-name="P1">[1] -0.2465124 -0.7304070 -0.1826017</text:p>
      <text:p text:style-name="P1">&gt; Ispecular_d = Ispecular_c</text:p>
      <text:p text:style-name="P1">&gt; Ispecular_d</text:p>
      <text:p text:style-name="P1">[1] 0.0006910679 0.0015357063 0.0015357063</text:p>
      <text:p text:style-name="P1">&gt; Itotal_d = clip(Iambient) + clip(Idiffuse_d) + clip(Ispecular_d)</text:p>
      <text:p text:style-name="P1">&gt; Itotal_d</text:p>
      <text:p text:style-name="P1">[1] 0.25069107 0.02153571 0.25153571</text:p>
      <text:p text:style-name="P1">&gt; </text:p>
      <text:p text:style-name="P3">&gt; # problem 3</text:p>
      <text:p text:style-name="P1">&gt; # B and C will be the same, since Gouraud shading only affects the normal interpolation.</text:p>
      <text:p text:style-name="P1">&gt; percent_c = ((D-B)/(C-B))[1]</text:p>
      <text:p text:style-name="P1">&gt; percent_c</text:p>
      <text:p text:style-name="P1">[1] 0.6666667</text:p>
      <text:p text:style-name="P1">&gt; </text:p>
      <text:p text:style-name="P1">&gt; Idiffuse_d = clip(Idiffuse_c)*percent_c + clip(Idiffuse_b)*(1-percent_c)</text:p>
      <text:p text:style-name="P1">&gt; Idiffuse_d</text:p>
      <text:p text:style-name="P1">[1] 0.06363961 0.18856181 0.04714045</text:p>
      <text:p text:style-name="P1">&gt; Ispecular_d = clip(Ispecular_c)*percent_c + clip(Ispecular_b)*(1-percent_c)</text:p>
      <text:p text:style-name="P1">&gt; Ispecular_d</text:p>
      <text:p text:style-name="P1">[1] 0.0008744014 0.0019431141 0.0019431141</text:p>
      <text:p text:style-name="P1">&gt; Itotal_d = clip(Iambient) + Idiffuse_d + Ispecular_d</text:p>
      <text:p text:style-name="P1">&gt; Itotal_d</text:p>
      <text:p text:style-name="P1">[1] 0.3145140 0.2105049 0.2990836</text:p>
      <text:p text:style-name="P1">&gt; </text:p>
      <text:p text:style-name="P3">&gt; # problem 4</text:p>
      <text:p text:style-name="P1">&gt; # B and C will be the same, since Phong shading only affects the normal interpolation.</text:p>
      <text:p text:style-name="P1">&gt; Nd = normalize(normalize(Nb)*(1-percent_c) + normalize(Nc)*percent_c)</text:p>
      <text:p text:style-name="P1">&gt; </text:p>
      <text:p text:style-name="P1">&gt; ld = normalize(L-D)</text:p>
      <text:p text:style-name="P1">&gt; Idiffuse_d = kd*Il*dotprod(Nd, ld)</text:p>
      <text:p text:style-name="P1">&gt; Idiffuse_d</text:p>
      <text:p text:style-name="P1">[1] -0.1622417 -0.4807163 -0.1201791</text:p>
      <text:p text:style-name="P1">&gt; </text:p>
      <text:p text:style-name="P1">&gt; vd = normalize(E-D)</text:p>
      <text:p text:style-name="P1">&gt; rd = 2*normalize(Nd)*dotprod(normalize(Nd), ld)-ld</text:p>
      <text:p text:style-name="P1">&gt; rd</text:p>
      <text:p text:style-name="P1">[1] -0.5876880 <text:s/>0.8090876 <text:s/>0.0000000</text:p>
      <text:p text:style-name="P1">&gt; Ispecular_d = ks*Il*dotprod(vd, normalize(rd))^kse</text:p>
      <text:p text:style-name="P1">&gt; Ispecular_d</text:p>
      <text:p text:style-name="P1">[1] 0.0003846106 0.0008546902 0.0008546902</text:p>
      <text:p text:style-name="P1">&gt; </text:p>
      <text:p text:style-name="P1">&gt; Itotal_d = clip(Iambient) + clip(Idiffuse_d) + clip(Ispecular_d)</text:p>
      <text:p text:style-name="P1">&gt; Itotal_d</text:p>
      <text:p text:style-name="P1">[1] 0.25038461 0.02085469 0.2508546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rmala UI1" svg:font-family="'Nirmala UI'"/>
    <style:font-face style:name="Ubuntu Mono derivative Powerline" svg:font-family="'Ubuntu Mono derivative Powerlin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Nirmala U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Nirmala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irmala UI" style:font-family-complex="'Nirmala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irmala UI1" style:font-family-complex="'Nirmala U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irmala UI1" style:font-family-complex="'Nirmala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rmala UI1" style:font-family-complex="'Nirmala U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22:03:27.700842250</meta:creation-date>
    <dc:date>2016-03-08T22:19:13.449861013</dc:date>
    <meta:editing-duration>PT5M35S</meta:editing-duration>
    <meta:editing-cycles>1</meta:editing-cycles>
    <meta:document-statistic meta:table-count="0" meta:image-count="0" meta:object-count="0" meta:page-count="2" meta:paragraph-count="121" meta:word-count="508" meta:character-count="3160" meta:non-whitespace-character-count="2752"/>
    <meta:generator>LibreOffice/5.1.0.3$Linux_X86_64 LibreOffice_project/10m0$Build-3</meta:generator>
  </office:meta>
</office:document-meta>
</file>